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00b8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3.852cm"/>
    </style:style>
    <style:style style:name="gr8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0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cm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4.0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.5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.5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8cm" fo:min-width="1.031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sub 58%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8.58cm" svg:height="2.394cm" svg:x="7.212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8.985cm" svg:y1="12.716cm" svg:x2="23.835cm" svg:y2="12.716cm">
          <text:p/>
        </draw:line>
        <draw:line draw:style-name="gr2" draw:text-style-name="P1" draw:layer="layout" svg:x1="18.936cm" svg:y1="14.662cm" svg:x2="23.786cm" svg:y2="14.662cm">
          <text:p/>
        </draw:line>
        <draw:line draw:style-name="gr2" draw:text-style-name="P1" draw:layer="layout" svg:x1="18.985cm" svg:y1="12.716cm" svg:x2="18.985cm" svg:y2="14.661cm">
          <text:p/>
        </draw:line>
        <draw:custom-shape draw:style-name="gr3" draw:text-style-name="P1" draw:layer="layout" svg:width="2.273cm" svg:height="0.399cm" svg:x="21.701cm" svg:y="13.5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388cm" svg:height="1.946cm" svg:x="21.313cm" svg:y="12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2.328cm" svg:height="1.946cm" svg:x="18.985cm" svg:y="12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94cm" svg:height="0.599cm" svg:x="23.974cm" svg:y="13.4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.828cm" svg:height="1.271cm" svg:x="25.172cm" svg:y="12.429cm">
          <draw:text-box>
            <text:p><text:span text:style-name="T1">W</text:span><text:span text:style-name="T2">c1</text:span></text:p>
          </draw:text-box>
        </draw:frame>
        <draw:frame draw:style-name="gr7" draw:text-style-name="P3" draw:layer="layout" svg:width="3.563cm" svg:height="1.361cm" svg:x="23cm" svg:y="11.2cm">
          <draw:text-box>
            <text:p text:style-name="P1"><text:span text:style-name="T3">Low-Pressure</text:span></text:p>
            <text:p text:style-name="P1"><text:span text:style-name="T3">Compressor</text:span></text:p>
          </draw:text-box>
        </draw:frame>
        <draw:custom-shape draw:style-name="gr8" draw:text-style-name="P1" xml:id="id1" draw:id="id1" draw:layer="layout" svg:width="1.596cm" svg:height="1.597cm" svg:x="2.353cm" svg:y="14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95cm" svg:height="1.596cm" draw:transform="skewX (-0.000698131700797843) rotate (-0.83723444218168) translate (3.21cm 13.75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3.151cm" svg:y1="15.682cm" svg:x2="7.212cm" svg:y2="17.707cm" draw:start-shape="id1" draw:start-glue-point="8" draw:end-shape="id2" draw:end-glue-point="3" svg:d="m3151 15682v2025h4061" svg:viewBox="0 0 4062 2026">
          <text:p/>
        </draw:connector>
        <draw:connector draw:style-name="gr10" draw:text-style-name="P1" draw:layer="layout" svg:x1="15.792cm" svg:y1="17.707cm" svg:x2="20.149cm" svg:y2="14.662cm" draw:start-shape="id2" draw:start-glue-point="1" draw:end-shape="id3" draw:end-glue-point="2" svg:d="m15792 17707h4357v-3045" svg:viewBox="0 0 4358 3046">
          <text:p/>
        </draw:connector>
        <draw:frame draw:style-name="gr11" draw:text-style-name="P4" draw:layer="layout" svg:width="0.894cm" svg:height="1.038cm" svg:x="18.706cm" svg:y="2.4cm">
          <draw:text-box>
            <text:p><text:span text:style-name="T4">4</text:span></text:p>
          </draw:text-box>
        </draw:frame>
        <draw:frame draw:style-name="gr12" draw:text-style-name="P4" draw:layer="layout" svg:width="0.864cm" svg:height="1.038cm" svg:x="20.149cm" svg:y="11.7cm">
          <draw:text-box>
            <text:p><text:span text:style-name="T4">2</text:span></text:p>
          </draw:text-box>
        </draw:frame>
        <draw:custom-shape draw:style-name="gr5" draw:text-style-name="P1" draw:layer="layout" svg:width="0.599cm" svg:height="1.796cm" svg:x="11.103cm" svg:y="18.904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4" draw:layer="layout" svg:width="1.679cm" svg:height="1.271cm" svg:x="11.621cm" svg:y="19.503cm">
          <draw:text-box>
            <text:p><text:span text:style-name="T4">Q</text:span><text:span text:style-name="T5">L</text:span></text:p>
          </draw:text-box>
        </draw:frame>
        <draw:frame draw:style-name="gr14" draw:text-style-name="P4" draw:layer="layout" svg:width="3.965cm" svg:height="1.038cm" svg:x="9.735cm" svg:y="17.262cm">
          <draw:text-box>
            <text:p><text:span text:style-name="T4">Evaporator</text:span></text:p>
          </draw:text-box>
        </draw:frame>
        <draw:custom-shape draw:style-name="gr15" draw:text-style-name="P1" xml:id="id4" draw:id="id4" draw:layer="layout" svg:width="8.58cm" svg:height="2.394cm" svg:x="7.24cm" svg:y="2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4" draw:layer="layout" svg:width="4.39cm" svg:height="1.038cm" svg:x="9.538cm" svg:y="2.921cm">
          <draw:text-box>
            <text:p><text:span text:style-name="T4">Condenser</text:span></text:p>
          </draw:text-box>
        </draw:frame>
        <draw:line draw:style-name="gr2" draw:text-style-name="P1" draw:layer="layout" svg:x1="18.913cm" svg:y1="4.616cm" svg:x2="23.763cm" svg:y2="4.616cm">
          <text:p/>
        </draw:line>
        <draw:line draw:style-name="gr2" draw:text-style-name="P1" draw:layer="layout" svg:x1="18.864cm" svg:y1="6.562cm" svg:x2="23.714cm" svg:y2="6.562cm">
          <text:p/>
        </draw:line>
        <draw:line draw:style-name="gr2" draw:text-style-name="P1" draw:layer="layout" svg:x1="18.913cm" svg:y1="4.616cm" svg:x2="18.913cm" svg:y2="6.561cm">
          <text:p/>
        </draw:line>
        <draw:custom-shape draw:style-name="gr3" draw:text-style-name="P1" draw:layer="layout" svg:width="2.273cm" svg:height="0.399cm" svg:x="20.629cm" svg:y="5.4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388cm" svg:height="1.946cm" svg:x="20.241cm" svg:y="4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87cm" svg:height="1.946cm" svg:x="18.913cm" svg:y="4.6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94cm" svg:height="0.599cm" svg:x="22.902cm" svg:y="5.31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.828cm" svg:height="1.271cm" svg:x="24.068cm" svg:y="4.358cm">
          <draw:text-box>
            <text:p><text:span text:style-name="T1">W</text:span><text:span text:style-name="T2">c2</text:span></text:p>
          </draw:text-box>
        </draw:frame>
        <draw:custom-shape draw:style-name="gr8" draw:text-style-name="P1" xml:id="id5" draw:id="id5" draw:layer="layout" svg:width="1.596cm" svg:height="1.597cm" svg:x="2.481cm" svg:y="4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595cm" svg:height="1.596cm" draw:transform="skewX (-0.000698131700797843) rotate (-0.83723444218168) translate (3.338cm 4.456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7.24cm" svg:y1="3.42cm" svg:x2="3.279cm" svg:y2="4.785cm" draw:start-shape="id4" draw:start-glue-point="3" draw:end-shape="id5" draw:end-glue-point="4" svg:d="m7240 3420h-3961v1365" svg:viewBox="0 0 3962 1366">
          <text:p/>
        </draw:connector>
        <draw:connector draw:style-name="gr10" draw:text-style-name="P1" draw:layer="layout" svg:x1="19.556cm" svg:y1="4.616cm" svg:x2="15.82cm" svg:y2="3.42cm" draw:start-shape="id6" draw:start-glue-point="0" draw:end-shape="id4" draw:end-glue-point="1" svg:d="m19556 4616v-1196h-3736" svg:viewBox="0 0 3737 1197">
          <text:p/>
        </draw:connector>
        <draw:frame draw:style-name="gr17" draw:text-style-name="P4" draw:layer="layout" svg:width="0.894cm" svg:height="1.038cm" svg:x="11.006cm" svg:y="13.362cm">
          <draw:text-box>
            <text:p><text:span text:style-name="T4">7</text:span></text:p>
          </draw:text-box>
        </draw:frame>
        <draw:frame draw:style-name="gr11" draw:text-style-name="P4" draw:layer="layout" svg:width="0.894cm" svg:height="1.038cm" svg:x="2.257cm" svg:y="16.01cm">
          <draw:text-box>
            <text:p><text:span text:style-name="T4">8</text:span></text:p>
          </draw:text-box>
        </draw:frame>
        <draw:frame draw:style-name="gr18" draw:text-style-name="P4" draw:layer="layout" svg:width="0.894cm" svg:height="1.038cm" svg:x="5.9cm" svg:y="2.5cm">
          <draw:text-box>
            <text:p><text:span text:style-name="T4">5</text:span></text:p>
          </draw:text-box>
        </draw:frame>
        <draw:frame draw:style-name="gr12" draw:text-style-name="P4" draw:layer="layout" svg:width="0.894cm" svg:height="1.038cm" svg:x="2.306cm" svg:y="6.71cm">
          <draw:text-box>
            <text:p><text:span text:style-name="T4">6</text:span></text:p>
          </draw:text-box>
        </draw:frame>
        <draw:custom-shape draw:style-name="gr5" draw:text-style-name="P1" draw:layer="layout" svg:width="0.598cm" svg:height="1.796cm" svg:x="10.932cm" svg:y="0.42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4" draw:layer="layout" svg:width="1.65cm" svg:height="1.271cm" svg:x="11.478cm" svg:y="0.454cm">
          <draw:text-box>
            <text:p><text:span text:style-name="T4">Q</text:span><text:span text:style-name="T5">H</text:span></text:p>
          </draw:text-box>
        </draw:frame>
        <draw:frame draw:style-name="gr7" draw:text-style-name="P3" draw:layer="layout" svg:width="3.8cm" svg:height="1.361cm" svg:x="22.6cm" svg:y="3.2cm">
          <draw:text-box>
            <text:p text:style-name="P1"><text:span text:style-name="T3">High-Pressure</text:span></text:p>
            <text:p text:style-name="P1"><text:span text:style-name="T3">Compressor</text:span></text:p>
          </draw:text-box>
        </draw:frame>
        <draw:custom-shape draw:style-name="gr20" draw:text-style-name="P1" xml:id="id7" draw:id="id7" draw:layer="layout" svg:width="6.2cm" svg:height="2.6cm" svg:x="8.8cm" svg:y="10.3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8" draw:id="id8" draw:layer="layout" svg:width="6.2cm" svg:height="1.561cm" svg:x="8.8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4" draw:layer="layout" svg:width="0.894cm" svg:height="1.038cm" svg:x="16.306cm" svg:y="16.669cm">
          <draw:text-box>
            <text:p><text:span text:style-name="T4">1</text:span></text:p>
          </draw:text-box>
        </draw:frame>
        <draw:connector draw:style-name="gr10" draw:text-style-name="P1" draw:layer="layout" svg:x1="3.279cm" svg:y1="6.382cm" svg:x2="8.8cm" svg:y2="11.661cm" draw:start-shape="id5" draw:start-glue-point="8" draw:end-shape="id7" draw:end-glue-point="3" svg:d="m3279 6382v5279h5521" svg:viewBox="0 0 5522 5280">
          <text:p/>
        </draw:connector>
        <draw:connector draw:style-name="gr10" draw:text-style-name="P1" draw:layer="layout" svg:x1="11.9cm" svg:y1="12.961cm" svg:x2="3.949cm" svg:y2="14.884cm" draw:start-shape="id8" draw:start-glue-point="2" draw:end-shape="id1" draw:end-glue-point="10" svg:d="m11900 12961v1923h-7951" svg:viewBox="0 0 7952 1924">
          <text:p/>
        </draw:connector>
        <draw:connector draw:style-name="gr10" draw:text-style-name="P1" draw:layer="layout" svg:x1="20.149cm" svg:y1="12.716cm" svg:x2="15cm" svg:y2="11.661cm" draw:start-shape="id3" draw:start-glue-point="0" draw:end-shape="id7" draw:end-glue-point="1" svg:d="m20149 12716v-1055h-5149" svg:viewBox="0 0 5150 1056">
          <text:p/>
        </draw:connector>
        <draw:connector draw:style-name="gr10" draw:text-style-name="P1" draw:layer="layout" svg:x1="11.9cm" svg:y1="10.361cm" svg:x2="19.556cm" svg:y2="6.562cm" draw:start-shape="id7" draw:start-glue-point="0" draw:end-shape="id6" draw:end-glue-point="2" svg:d="m11900 10361v-1875h7656v-1924" svg:viewBox="0 0 7657 3800">
          <text:p/>
        </draw:connector>
        <draw:frame draw:style-name="gr22" draw:text-style-name="P5" draw:layer="layout" svg:width="5.087cm" svg:height="2.384cm" svg:x="9.4cm" svg:y="10.577cm">
          <draw:text-box>
            <text:p text:style-name="P1"><text:span text:style-name="T6">Intercooler</text:span></text:p>
            <text:p text:style-name="P1"><text:span text:style-name="T6">+</text:span></text:p>
            <text:p text:style-name="P1"><text:span text:style-name="T6">Flash Chamber</text:span></text:p>
          </draw:text-box>
        </draw:frame>
        <draw:frame draw:style-name="gr12" draw:text-style-name="P4" draw:layer="layout" svg:width="0.864cm" svg:height="1.038cm" svg:x="11.9cm" svg:y="7.4cm">
          <draw:text-box>
            <text:p><text:span text:style-name="T4">3</text:span></text:p>
          </draw:text-box>
        </draw:frame>
        <presentation:notes draw:style-name="dp2">
          <draw:page-thumbnail draw:style-name="gr2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8T19:46:46</meta:creation-date>
    <dc:date>2013-04-17T21:59:56</dc:date>
    <dc:creator>Jeff Gomes</dc:creator>
    <meta:editing-duration>P2DT2H30M34S</meta:editing-duration>
    <meta:editing-cycles>12</meta:editing-cycles>
    <meta:generator>LibreOffice/3.5$Linux_X86_64 LibreOffice_project/350m1$Build-2</meta:generator>
    <meta:document-statistic meta:object-count="72"/>
  </office:meta>
</office:document-meta>
</file>